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8c6e" officeooo:paragraph-rsid="00198c6e"/>
    </style:style>
    <style:style style:name="P2" style:family="paragraph" style:parent-style-name="Standard">
      <style:text-properties fo:font-weight="bold" officeooo:rsid="001ac568" officeooo:paragraph-rsid="001ac568" style:font-weight-asian="bold" style:font-weight-complex="bold"/>
    </style:style>
    <style:style style:name="P3" style:family="paragraph" style:parent-style-name="Standard">
      <style:text-properties officeooo:rsid="001a1b3d" officeooo:paragraph-rsid="001a1b3d"/>
    </style:style>
    <style:style style:name="P4" style:family="paragraph" style:parent-style-name="Standard">
      <style:text-properties fo:font-size="16pt" fo:font-weight="bold" officeooo:rsid="00198c6e" officeooo:paragraph-rsid="00198c6e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98c6e" officeooo:paragraph-rsid="001ac568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98c6e" officeooo:paragraph-rsid="001c0324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rsid="001c0324" officeooo:paragraph-rsid="001c0324"/>
    </style:style>
    <style:style style:name="P8" style:family="paragraph" style:parent-style-name="Standard">
      <style:text-properties fo:font-size="12pt" fo:font-weight="bold" officeooo:rsid="001c0324" officeooo:paragraph-rsid="001c0324" style:font-size-asian="12pt" style:font-weight-asian="bold" style:font-size-complex="12pt" style:font-weight-complex="bold"/>
    </style:style>
    <style:style style:name="T1" style:family="text">
      <style:text-properties officeooo:rsid="00198c6e"/>
    </style:style>
    <style:style style:name="T2" style:family="text">
      <style:text-properties officeooo:rsid="001a1b3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c03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btención y análisis de Requerimientos</text:p>
      <text:p text:style-name="Standard"><text:span text:style-name="T1">Los requerimientos de nuestro calendario médico “MED CALENDAR” son que se va a tratar de una página web, de modo que los usuarios puedan acceder a el desde cualquier dispositivo que tenga conexión a Internet.</text:span></text:p>
      <text:p text:style-name="P1">Por otro lado, es necesario que cada usuario tenga su propia cuenta para acceder a su plan de medicamentos. También se requiere la opción de que el usuario cargue toda la información de los medicamentos que necesite, la cual será privada para cada usuario. <text:span text:style-name="T2">Para cargar la información es importante que el usuario cuente con un calendario que podrá manipular agregando y eliminando medicamentos.</text:span></text:p>
      <text:p text:style-name="P7">Se requiere también la opción de tener o no recordatorios</text:p>
      <text:p text:style-name="P3"/>
      <text:p text:style-name="P5"><text:span text:style-name="T2">Requerimientos no funcionales:</text:span></text:p>
      <text:p text:style-name="P2">Fiabilidad: <text:span text:style-name="T3">El sistema es una página web, por lo que depende de la conexión a Internet que tenga el usuario.</text:span></text:p>
      <text:p text:style-name="P2">Interfaces:<text:span text:style-name="T3"> Cada usuario podrá acceder a su información, la cual solo verá el usuario al que le corresponda</text:span></text:p>
      <text:p text:style-name="P2"><text:span text:style-name="T3"/></text:p>
      <text:p text:style-name="P6"><text:span text:style-name="T4">Validación de requerimientos:</text:span></text:p>
      <text:p text:style-name="P8"><text:span text:style-name="T3">Todos los requerimientos han sido solicitados por el cliente. Realizamos todas las modificaciones y ajustes que creíamos necesarios, hasta que el cliente los aprobó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3T20:32:26.586300287</meta:creation-date>
    <dc:date>2022-06-03T21:16:52.584915824</dc:date>
    <meta:editing-duration>PT2M15S</meta:editing-duration>
    <meta:editing-cycles>1</meta:editing-cycles>
    <meta:document-statistic meta:table-count="0" meta:image-count="0" meta:object-count="0" meta:page-count="1" meta:paragraph-count="9" meta:word-count="182" meta:character-count="1138" meta:non-whitespace-character-count="963"/>
    <meta:generator>LibreOffice/6.2.8.2$Linux_X86_64 LibreOffice_project/20$Build-2</meta:generator>
  </office:meta>
</office:document-meta>
</file>